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a5e0" officeooo:paragraph-rsid="0007a5e0"/>
    </style:style>
    <style:style style:name="P2" style:family="paragraph" style:parent-style-name="Text_20_body">
      <style:text-properties fo:font-weight="bold" officeooo:rsid="0007a5e0" officeooo:paragraph-rsid="0007a5e0" style:font-weight-asian="bold" style:font-weight-complex="bold"/>
    </style:style>
    <style:style style:name="P3" style:family="paragraph" style:parent-style-name="Text_20_body">
      <style:text-properties fo:font-style="italic" fo:font-weight="bold" officeooo:rsid="0007a5e0" officeooo:paragraph-rsid="0007a5e0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fo:font-weight="bold" officeooo:rsid="0007a5e0" officeooo:paragraph-rsid="0009727f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officeooo:rsid="0009727f" officeooo:paragraph-rsid="0009727f"/>
    </style:style>
    <style:style style:name="P6" style:family="paragraph" style:parent-style-name="Text_20_body">
      <style:paragraph-properties fo:margin-top="0in" fo:margin-bottom="0in" style:contextual-spacing="false"/>
      <style:text-properties style:font-name="Courier" fo:font-style="italic" fo:font-weight="bold" officeooo:rsid="0007a5e0" officeooo:paragraph-rsid="0007a5e0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style:font-name="Courier" fo:font-style="italic" fo:font-weight="bold" officeooo:rsid="0007a5e0" officeooo:paragraph-rsid="0009727f" style:font-style-asian="italic" style:font-weight-asian="bold" style:font-style-complex="italic" style:font-weight-complex="bold"/>
    </style:style>
    <style:style style:name="P8" style:family="paragraph" style:parent-style-name="Text_20_body">
      <style:paragraph-properties fo:margin-top="0in" fo:margin-bottom="0in" style:contextual-spacing="false"/>
      <style:text-properties style:font-name="Courier" fo:font-style="italic" fo:font-weight="bold" officeooo:rsid="0009727f" officeooo:paragraph-rsid="0009727f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margin-top="0in" fo:margin-bottom="0in" style:contextual-spacing="false" fo:break-before="page"/>
      <style:text-properties style:font-name="Courier" fo:font-style="italic" fo:font-weight="bold" officeooo:rsid="0007a5e0" officeooo:paragraph-rsid="0009727f" style:font-style-asian="italic" style:font-weight-asian="bold" style:font-style-complex="italic" style:font-weight-complex="bold"/>
    </style:style>
    <style:style style:name="P10" style:family="paragraph" style:parent-style-name="Title">
      <style:text-properties officeooo:rsid="0007a5e0" officeooo:paragraph-rsid="0007a5e0"/>
    </style:style>
    <style:style style:name="P11" style:family="paragraph" style:parent-style-name="Heading_20_2">
      <style:text-properties officeooo:rsid="0007a5e0" officeooo:paragraph-rsid="0007a5e0"/>
    </style:style>
    <style:style style:name="P12" style:family="paragraph" style:parent-style-name="Heading_20_2">
      <style:text-properties officeooo:rsid="0007a5e0" officeooo:paragraph-rsid="0009727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727f" style:font-weight-asian="normal" style:font-weight-complex="normal"/>
    </style:style>
    <style:style style:name="T3" style:family="text">
      <style:text-properties fo:font-weight="normal" officeooo:rsid="0007a5e0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9727f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rderTaker Specification</text:p>
      <text:p text:style-name="P1">OrderTaker is a console-based tool for taking orders. <text:s/>Each order is given a particular invoice number. <text:s/>Then, items are added to that invoice. <text:s/>Finally, the system can print out the current totals for any invoice number in the system.</text:p>
      <text:h text:style-name="Heading_20_1" text:outline-level="1">Commands</text:h>
      <text:h text:style-name="Heading_20_2" text:outline-level="2"><text:span text:style-name="T1">create-invoice</text:span></text:h>
      <text:p text:style-name="P2"><text:span text:style-name="T1">Create invoice makes a new invoice. <text:s/>The function returns the phrase “created invoice xxx” where xxx is a new invoice number. <text:s/>The number can be any integer, but it should be one that is currently not used by an existing invoice.</text:span></text:p>
      <text:p text:style-name="P3"><text:span text:style-name="T1">Example:</text:span></text:p>
      <text:p text:style-name="P6"><text:span text:style-name="T4">create-invoice</text:span></text:p>
      <text:p text:style-name="P6"><text:span text:style-name="T4">created invoice 75</text:span></text:p>
      <text:p text:style-name="P6"><text:span text:style-name="T4">create-invoice</text:span></text:p>
      <text:p text:style-name="P6"><text:span text:style-name="T4">created invoice 7</text:span></text:p>
      <text:h text:style-name="P11" text:outline-level="2"><text:span text:style-name="T1">add-item &lt;invoice-number&gt; &lt;item-number&gt; &lt;price&gt; &lt;description&gt;</text:span></text:h>
      <text:p text:style-name="P1"><text:span text:style-name="T1">Adds a new item to an existing invoice. <text:s/>The parameters are the invoice to add to, the item to add, the price of the item, and a textual description (all the rest of the line). <text:s/>The function returns “invoice xxx now has yyy items”. <text:s/>The invoice number should already be created by the system.</text:span></text:p>
      <text:p text:style-name="P3"><text:span text:style-name="T1">Example:</text:span></text:p>
      <text:p text:style-name="P6"><text:span text:style-name="T4">create-invoice</text:span></text:p>
      <text:p text:style-name="P6"><text:span text:style-name="T4">created invoice 75</text:span></text:p>
      <text:p text:style-name="P6"><text:span text:style-name="T4">add-item 75 212 89.95 crate of assorted computer parts</text:span></text:p>
      <text:p text:style-name="P6"><text:span text:style-name="T4">invoice 75 now has 1 items</text:span></text:p>
      <text:p text:style-name="P6"><text:span text:style-name="T4">add-item 75 213 2.00 novelty </text:span><text:span text:style-name="T5">pin</text:span></text:p>
      <text:p text:style-name="P7"><text:span text:style-name="T5">invoice 75 now has 2 items</text:span></text:p>
      <text:p text:style-name="P7"/>
      <text:p text:style-name="P9"/>
      <text:h text:style-name="P12" text:outline-level="2"><text:span text:style-name="T2">get-total</text:span><text:span text:style-name="T1"> &lt;invoice-number&gt;</text:span></text:h>
      <text:p text:style-name="P5"><text:span text:style-name="T1">Displays the total cost of all items in the given invoice. <text:s/></text:span><text:span text:style-name="T3">The invoice number should already be created by the system.</text:span></text:p>
      <text:p text:style-name="P4"><text:span text:style-name="T1">Example:</text:span></text:p>
      <text:p text:style-name="P7"><text:span text:style-name="T4">create-invoice</text:span></text:p>
      <text:p text:style-name="P7"><text:span text:style-name="T4">created invoice 75</text:span></text:p>
      <text:p text:style-name="P8"><text:span text:style-name="T4">get-total 75</text:span></text:p>
      <text:p text:style-name="P8"><text:span text:style-name="T4">$0.00</text:span></text:p>
      <text:p text:style-name="P7"><text:span text:style-name="T4">add-item 75 212 </text:span><text:span text:style-name="T5">1.00 one dollar item</text:span></text:p>
      <text:p text:style-name="P7"><text:span text:style-name="T4">invoice 75 now has 1 items</text:span></text:p>
      <text:p text:style-name="P7"><text:span text:style-name="T4">add-item 75 213 2.00 </text:span><text:span text:style-name="T5">two dollar item</text:span></text:p>
      <text:p text:style-name="P7"><text:span text:style-name="T5">invoice 75 now has 2 items</text:span></text:p>
      <text:p text:style-name="P8"><text:span text:style-name="T4">get-total 75</text:span></text:p>
      <text:p text:style-name="P8"><text:span text:style-name="T4">$3.00</text:span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6:08:20.975214010</meta:creation-date>
    <dc:date>2014-09-24T16:29:45.124719665</dc:date>
    <meta:editing-duration>PT6M14S</meta:editing-duration>
    <meta:editing-cycles>1</meta:editing-cycles>
    <meta:document-statistic meta:table-count="0" meta:image-count="0" meta:object-count="0" meta:page-count="2" meta:paragraph-count="32" meta:word-count="244" meta:character-count="1455" meta:non-whitespace-character-count="1234"/>
    <meta:generator>LibreOffice/4.2.6.3$Linux_X86_64 LibreOffice_project/420m0$Build-3</meta:generator>
  </office:meta>
</office:document-meta>
</file>